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 Document Summarizer</text:p>
      <text:p text:style-name="Standard"/>
      <text:p text:style-name="Standard">This project is a simple Python-based tool that automatically summarizes long text inputs using artificial intelligence.</text:p>
      <text:p text:style-name="Standard"/>
      <text:p text:style-name="Standard">The goal of the project is to explore how AI and automation can be used to process large amounts of text and extract the most important information efficiently.</text:p>
      <text:p text:style-name="Standard"/>
      <text:p text:style-name="Standard">Features</text:p>
      <text:p text:style-name="Standard"/>
      <text:p text:style-name="Standard">- Automatic summarization of long text</text:p>
      <text:p text:style-name="Standard">- Simple command line interface</text:p>
      <text:p text:style-name="Standard">- Demonstrates basic AI-powered text processing</text:p>
      <text:p text:style-name="Standard">- Example of automation using Python</text:p>
      <text:p text:style-name="Standard"/>
      <text:p text:style-name="Standard">Technologies Used</text:p>
      <text:p text:style-name="Standard"/>
      <text:p text:style-name="Standard">- Python</text:p>
      <text:p text:style-name="Standard">- OpenAI API</text:p>
      <text:p text:style-name="Standard">- Natural Language Processing concepts</text:p>
      <text:p text:style-name="Standard"/>
      <text:p text:style-name="Standard">How it works</text:p>
      <text:p text:style-name="Standard"/>
      <text:p text:style-name="Standard">The user enters a long piece of text into the program. <text:s/></text:p>
      <text:p text:style-name="Standard">The system processes the text and generates a shorter summary that captures the most important information.</text:p>
      <text:p text:style-name="Standard"/>
      <text:p text:style-name="Standard">This demonstrates how artificial intelligence can support document processing and information extraction tasks.</text:p>
      <text:p text:style-name="Standard"/>
      <text:p text:style-name="Standard">Purpose of the Project</text:p>
      <text:p text:style-name="Standard"/>
      <text:p text:style-name="Standard">This project was created to explore the potential of artificial intelligence and automation tools in processing and summarizing textual data.</text:p>
      <text:p text:style-name="Standard"/>
      <text:p text:style-name="P1"><text:span text:style-name="T1">To run this project you need an OpenAI API key. Set your API key as an environment variable: export OPENAI_API_KEY="your-api-key"</text:span></text:p>
      <text:p text:style-name="Standard"/>
      <text:p text:style-name="Standard">It also serves as a small example project demonstrating how modern AI APIs can be integrated into Python applica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2:54:24.575681671</meta:creation-date>
    <dc:date>2026-03-04T13:41:04.832806906</dc:date>
    <meta:editing-duration>PT3M1S</meta:editing-duration>
    <meta:editing-cycles>2</meta:editing-cycles>
    <meta:generator>LibreOffice/7.4.0.3$MacOSX_AARCH64 LibreOffice_project/f85e47c08ddd19c015c0114a68350214f7066f5a</meta:generator>
    <meta:document-statistic meta:table-count="0" meta:image-count="0" meta:object-count="0" meta:page-count="1" meta:paragraph-count="20" meta:word-count="189" meta:character-count="1233" meta:non-whitespace-character-count="1062"/>
  </office:meta>
</office:document-meta>
</file>